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ERIAL MERGE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79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1">
          <table:table-cell office:value-type="float" office:value="713619000" calcext:value-type="float">
            <text:p>713619000</text:p>
          </table:table-cell>
          <table:table-cell office:value-type="float" office:value="713048000" calcext:value-type="float">
            <text:p>713048000</text:p>
          </table:table-cell>
          <table:table-cell office:value-type="float" office:value="714788000" calcext:value-type="float">
            <text:p>714788000</text:p>
          </table:table-cell>
          <table:table-cell office:value-type="float" office:value="716187000" calcext:value-type="float">
            <text:p>716187000</text:p>
          </table:table-cell>
          <table:table-cell office:value-type="float" office:value="711744000" calcext:value-type="float">
            <text:p>711744000</text:p>
          </table:table-cell>
          <table:table-cell office:value-type="float" office:value="714311000" calcext:value-type="float">
            <text:p>714311000</text:p>
          </table:table-cell>
          <table:table-cell office:value-type="float" office:value="717196000" calcext:value-type="float">
            <text:p>717196000</text:p>
          </table:table-cell>
          <table:table-cell office:value-type="float" office:value="710556000" calcext:value-type="float">
            <text:p>710556000</text:p>
          </table:table-cell>
          <table:table-cell office:value-type="float" office:value="710263000" calcext:value-type="float">
            <text:p>710263000</text:p>
          </table:table-cell>
          <table:table-cell office:value-type="float" office:value="710975000" calcext:value-type="float">
            <text:p>710975000</text:p>
          </table:table-cell>
          <table:table-cell office:value-type="float" office:value="713124000" calcext:value-type="float">
            <text:p>713124000</text:p>
          </table:table-cell>
          <table:table-cell office:value-type="float" office:value="714097000" calcext:value-type="float">
            <text:p>714097000</text:p>
          </table:table-cell>
          <table:table-cell office:value-type="float" office:value="713087000" calcext:value-type="float">
            <text:p>713087000</text:p>
          </table:table-cell>
          <table:table-cell office:value-type="float" office:value="717380000" calcext:value-type="float">
            <text:p>717380000</text:p>
          </table:table-cell>
          <table:table-cell office:value-type="float" office:value="710492000" calcext:value-type="float">
            <text:p>710492000</text:p>
          </table:table-cell>
          <table:table-cell office:value-type="float" office:value="713803000" calcext:value-type="float">
            <text:p>713803000</text:p>
          </table:table-cell>
          <table:table-cell office:value-type="float" office:value="713046000" calcext:value-type="float">
            <text:p>713046000</text:p>
          </table:table-cell>
          <table:table-cell office:value-type="float" office:value="708445000" calcext:value-type="float">
            <text:p>708445000</text:p>
          </table:table-cell>
          <table:table-cell office:value-type="float" office:value="712727000" calcext:value-type="float">
            <text:p>712727000</text:p>
          </table:table-cell>
          <table:table-cell office:value-type="float" office:value="718447000" calcext:value-type="float">
            <text:p>718447000</text:p>
          </table:table-cell>
          <table:table-cell office:value-type="float" office:value="751369000" calcext:value-type="float">
            <text:p>751369000</text:p>
          </table:table-cell>
          <table:table-cell office:value-type="float" office:value="751734000" calcext:value-type="float">
            <text:p>751734000</text:p>
          </table:table-cell>
          <table:table-cell office:value-type="float" office:value="752054000" calcext:value-type="float">
            <text:p>752054000</text:p>
          </table:table-cell>
          <table:table-cell office:value-type="float" office:value="751440000" calcext:value-type="float">
            <text:p>751440000</text:p>
          </table:table-cell>
          <table:table-cell office:value-type="float" office:value="751869000" calcext:value-type="float">
            <text:p>751869000</text:p>
          </table:table-cell>
          <table:table-cell office:value-type="float" office:value="752388000" calcext:value-type="float">
            <text:p>752388000</text:p>
          </table:table-cell>
          <table:table-cell office:value-type="float" office:value="751890000" calcext:value-type="float">
            <text:p>751890000</text:p>
          </table:table-cell>
          <table:table-cell office:value-type="float" office:value="753078000" calcext:value-type="float">
            <text:p>753078000</text:p>
          </table:table-cell>
          <table:table-cell office:value-type="float" office:value="751128000" calcext:value-type="float">
            <text:p>751128000</text:p>
          </table:table-cell>
          <table:table-cell office:value-type="float" office:value="752332000" calcext:value-type="float">
            <text:p>752332000</text:p>
          </table:table-cell>
          <table:table-cell office:value-type="float" office:value="751539000" calcext:value-type="float">
            <text:p>751539000</text:p>
          </table:table-cell>
          <table:table-cell office:value-type="float" office:value="751880000" calcext:value-type="float">
            <text:p>751880000</text:p>
          </table:table-cell>
          <table:table-cell office:value-type="float" office:value="751729000" calcext:value-type="float">
            <text:p>751729000</text:p>
          </table:table-cell>
          <table:table-cell office:value-type="float" office:value="752635000" calcext:value-type="float">
            <text:p>752635000</text:p>
          </table:table-cell>
          <table:table-cell office:value-type="float" office:value="751620000" calcext:value-type="float">
            <text:p>751620000</text:p>
          </table:table-cell>
          <table:table-cell office:value-type="float" office:value="751414000" calcext:value-type="float">
            <text:p>751414000</text:p>
          </table:table-cell>
          <table:table-cell office:value-type="float" office:value="751437000" calcext:value-type="float">
            <text:p>751437000</text:p>
          </table:table-cell>
          <table:table-cell office:value-type="float" office:value="751642000" calcext:value-type="float">
            <text:p>751642000</text:p>
          </table:table-cell>
          <table:table-cell office:value-type="float" office:value="752022000" calcext:value-type="float">
            <text:p>752022000</text:p>
          </table:table-cell>
          <table:table-cell office:value-type="float" office:value="752557000" calcext:value-type="float">
            <text:p>752557000</text:p>
          </table:table-cell>
          <table:table-cell office:value-type="float" office:value="765098000" calcext:value-type="float">
            <text:p>765098000</text:p>
          </table:table-cell>
          <table:table-cell office:value-type="float" office:value="765203000" calcext:value-type="float">
            <text:p>765203000</text:p>
          </table:table-cell>
          <table:table-cell office:value-type="float" office:value="765460000" calcext:value-type="float">
            <text:p>765460000</text:p>
          </table:table-cell>
          <table:table-cell office:value-type="float" office:value="765585000" calcext:value-type="float">
            <text:p>765585000</text:p>
          </table:table-cell>
          <table:table-cell office:value-type="float" office:value="765701000" calcext:value-type="float">
            <text:p>765701000</text:p>
          </table:table-cell>
          <table:table-cell office:value-type="float" office:value="765468000" calcext:value-type="float">
            <text:p>765468000</text:p>
          </table:table-cell>
          <table:table-cell office:value-type="float" office:value="765508000" calcext:value-type="float">
            <text:p>765508000</text:p>
          </table:table-cell>
          <table:table-cell office:value-type="float" office:value="765411000" calcext:value-type="float">
            <text:p>765411000</text:p>
          </table:table-cell>
          <table:table-cell office:value-type="float" office:value="765067000" calcext:value-type="float">
            <text:p>765067000</text:p>
          </table:table-cell>
          <table:table-cell office:value-type="float" office:value="765172000" calcext:value-type="float">
            <text:p>765172000</text:p>
          </table:table-cell>
          <table:table-cell office:value-type="float" office:value="765165000" calcext:value-type="float">
            <text:p>765165000</text:p>
          </table:table-cell>
          <table:table-cell office:value-type="float" office:value="765246000" calcext:value-type="float">
            <text:p>765246000</text:p>
          </table:table-cell>
          <table:table-cell office:value-type="float" office:value="765008000" calcext:value-type="float">
            <text:p>765008000</text:p>
          </table:table-cell>
          <table:table-cell office:value-type="float" office:value="764813000" calcext:value-type="float">
            <text:p>764813000</text:p>
          </table:table-cell>
          <table:table-cell office:value-type="float" office:value="765851000" calcext:value-type="float">
            <text:p>765851000</text:p>
          </table:table-cell>
          <table:table-cell office:value-type="float" office:value="764719000" calcext:value-type="float">
            <text:p>764719000</text:p>
          </table:table-cell>
          <table:table-cell office:value-type="float" office:value="765161000" calcext:value-type="float">
            <text:p>765161000</text:p>
          </table:table-cell>
          <table:table-cell office:value-type="float" office:value="765042000" calcext:value-type="float">
            <text:p>765042000</text:p>
          </table:table-cell>
          <table:table-cell office:value-type="float" office:value="764729000" calcext:value-type="float">
            <text:p>764729000</text:p>
          </table:table-cell>
          <table:table-cell office:value-type="float" office:value="765336000" calcext:value-type="float">
            <text:p>765336000</text:p>
          </table:table-cell>
          <table:table-cell table:number-columns-repeated="20" office:value-type="float" office:value="795426000" calcext:value-type="float">
            <text:p>795426000</text:p>
          </table:table-cell>
          <table:table-cell office:value-type="float" office:value="795715000" calcext:value-type="float">
            <text:p>795715000</text:p>
          </table:table-cell>
          <table:table-cell/>
          <table:table-cell table:formula="of:=MAX([.A4:.CC4])" office:value-type="float" office:value="795715000" calcext:value-type="float">
            <text:p>795715000</text:p>
          </table:table-cell>
          <table:table-cell table:number-columns-repeated="3"/>
        </table:table-row>
        <table:table-row table:style-name="ro1">
          <table:table-cell office:value-type="float" office:value="700187000" calcext:value-type="float">
            <text:p>700187000</text:p>
          </table:table-cell>
          <table:table-cell office:value-type="float" office:value="696523000" calcext:value-type="float">
            <text:p>696523000</text:p>
          </table:table-cell>
          <table:table-cell office:value-type="float" office:value="699162000" calcext:value-type="float">
            <text:p>699162000</text:p>
          </table:table-cell>
          <table:table-cell office:value-type="float" office:value="697363000" calcext:value-type="float">
            <text:p>697363000</text:p>
          </table:table-cell>
          <table:table-cell office:value-type="float" office:value="702094000" calcext:value-type="float">
            <text:p>702094000</text:p>
          </table:table-cell>
          <table:table-cell office:value-type="float" office:value="698947000" calcext:value-type="float">
            <text:p>698947000</text:p>
          </table:table-cell>
          <table:table-cell office:value-type="float" office:value="698411000" calcext:value-type="float">
            <text:p>698411000</text:p>
          </table:table-cell>
          <table:table-cell office:value-type="float" office:value="698930000" calcext:value-type="float">
            <text:p>698930000</text:p>
          </table:table-cell>
          <table:table-cell office:value-type="float" office:value="697685000" calcext:value-type="float">
            <text:p>697685000</text:p>
          </table:table-cell>
          <table:table-cell office:value-type="float" office:value="696561000" calcext:value-type="float">
            <text:p>696561000</text:p>
          </table:table-cell>
          <table:table-cell office:value-type="float" office:value="699077000" calcext:value-type="float">
            <text:p>699077000</text:p>
          </table:table-cell>
          <table:table-cell office:value-type="float" office:value="698030000" calcext:value-type="float">
            <text:p>698030000</text:p>
          </table:table-cell>
          <table:table-cell office:value-type="float" office:value="696587000" calcext:value-type="float">
            <text:p>696587000</text:p>
          </table:table-cell>
          <table:table-cell office:value-type="float" office:value="699966000" calcext:value-type="float">
            <text:p>699966000</text:p>
          </table:table-cell>
          <table:table-cell office:value-type="float" office:value="702776000" calcext:value-type="float">
            <text:p>702776000</text:p>
          </table:table-cell>
          <table:table-cell office:value-type="float" office:value="699758000" calcext:value-type="float">
            <text:p>699758000</text:p>
          </table:table-cell>
          <table:table-cell office:value-type="float" office:value="697730000" calcext:value-type="float">
            <text:p>697730000</text:p>
          </table:table-cell>
          <table:table-cell office:value-type="float" office:value="696450000" calcext:value-type="float">
            <text:p>696450000</text:p>
          </table:table-cell>
          <table:table-cell office:value-type="float" office:value="697645000" calcext:value-type="float">
            <text:p>697645000</text:p>
          </table:table-cell>
          <table:table-cell office:value-type="float" office:value="697498000" calcext:value-type="float">
            <text:p>697498000</text:p>
          </table:table-cell>
          <table:table-cell office:value-type="float" office:value="740359000" calcext:value-type="float">
            <text:p>740359000</text:p>
          </table:table-cell>
          <table:table-cell office:value-type="float" office:value="739967000" calcext:value-type="float">
            <text:p>739967000</text:p>
          </table:table-cell>
          <table:table-cell office:value-type="float" office:value="740270000" calcext:value-type="float">
            <text:p>740270000</text:p>
          </table:table-cell>
          <table:table-cell office:value-type="float" office:value="740524000" calcext:value-type="float">
            <text:p>740524000</text:p>
          </table:table-cell>
          <table:table-cell office:value-type="float" office:value="740216000" calcext:value-type="float">
            <text:p>740216000</text:p>
          </table:table-cell>
          <table:table-cell office:value-type="float" office:value="739971000" calcext:value-type="float">
            <text:p>739971000</text:p>
          </table:table-cell>
          <table:table-cell office:value-type="float" office:value="739921000" calcext:value-type="float">
            <text:p>739921000</text:p>
          </table:table-cell>
          <table:table-cell office:value-type="float" office:value="739959000" calcext:value-type="float">
            <text:p>739959000</text:p>
          </table:table-cell>
          <table:table-cell office:value-type="float" office:value="739743000" calcext:value-type="float">
            <text:p>739743000</text:p>
          </table:table-cell>
          <table:table-cell office:value-type="float" office:value="740371000" calcext:value-type="float">
            <text:p>740371000</text:p>
          </table:table-cell>
          <table:table-cell office:value-type="float" office:value="740267000" calcext:value-type="float">
            <text:p>740267000</text:p>
          </table:table-cell>
          <table:table-cell office:value-type="float" office:value="740202000" calcext:value-type="float">
            <text:p>740202000</text:p>
          </table:table-cell>
          <table:table-cell office:value-type="float" office:value="740976000" calcext:value-type="float">
            <text:p>740976000</text:p>
          </table:table-cell>
          <table:table-cell office:value-type="float" office:value="741100000" calcext:value-type="float">
            <text:p>741100000</text:p>
          </table:table-cell>
          <table:table-cell office:value-type="float" office:value="740066000" calcext:value-type="float">
            <text:p>740066000</text:p>
          </table:table-cell>
          <table:table-cell office:value-type="float" office:value="740144000" calcext:value-type="float">
            <text:p>740144000</text:p>
          </table:table-cell>
          <table:table-cell office:value-type="float" office:value="740053000" calcext:value-type="float">
            <text:p>740053000</text:p>
          </table:table-cell>
          <table:table-cell office:value-type="float" office:value="739949000" calcext:value-type="float">
            <text:p>739949000</text:p>
          </table:table-cell>
          <table:table-cell office:value-type="float" office:value="740074000" calcext:value-type="float">
            <text:p>740074000</text:p>
          </table:table-cell>
          <table:table-cell office:value-type="float" office:value="739783000" calcext:value-type="float">
            <text:p>739783000</text:p>
          </table:table-cell>
          <table:table-cell office:value-type="float" office:value="754744000" calcext:value-type="float">
            <text:p>754744000</text:p>
          </table:table-cell>
          <table:table-cell office:value-type="float" office:value="755514000" calcext:value-type="float">
            <text:p>755514000</text:p>
          </table:table-cell>
          <table:table-cell office:value-type="float" office:value="755688000" calcext:value-type="float">
            <text:p>755688000</text:p>
          </table:table-cell>
          <table:table-cell office:value-type="float" office:value="754850000" calcext:value-type="float">
            <text:p>754850000</text:p>
          </table:table-cell>
          <table:table-cell office:value-type="float" office:value="755630000" calcext:value-type="float">
            <text:p>755630000</text:p>
          </table:table-cell>
          <table:table-cell office:value-type="float" office:value="755849000" calcext:value-type="float">
            <text:p>755849000</text:p>
          </table:table-cell>
          <table:table-cell office:value-type="float" office:value="755606000" calcext:value-type="float">
            <text:p>755606000</text:p>
          </table:table-cell>
          <table:table-cell office:value-type="float" office:value="756452000" calcext:value-type="float">
            <text:p>756452000</text:p>
          </table:table-cell>
          <table:table-cell office:value-type="float" office:value="756338000" calcext:value-type="float">
            <text:p>756338000</text:p>
          </table:table-cell>
          <table:table-cell office:value-type="float" office:value="755422000" calcext:value-type="float">
            <text:p>755422000</text:p>
          </table:table-cell>
          <table:table-cell office:value-type="float" office:value="756515000" calcext:value-type="float">
            <text:p>756515000</text:p>
          </table:table-cell>
          <table:table-cell office:value-type="float" office:value="755779000" calcext:value-type="float">
            <text:p>755779000</text:p>
          </table:table-cell>
          <table:table-cell office:value-type="float" office:value="756487000" calcext:value-type="float">
            <text:p>756487000</text:p>
          </table:table-cell>
          <table:table-cell office:value-type="float" office:value="755555000" calcext:value-type="float">
            <text:p>755555000</text:p>
          </table:table-cell>
          <table:table-cell office:value-type="float" office:value="755109000" calcext:value-type="float">
            <text:p>755109000</text:p>
          </table:table-cell>
          <table:table-cell office:value-type="float" office:value="755591000" calcext:value-type="float">
            <text:p>755591000</text:p>
          </table:table-cell>
          <table:table-cell office:value-type="float" office:value="755945000" calcext:value-type="float">
            <text:p>755945000</text:p>
          </table:table-cell>
          <table:table-cell office:value-type="float" office:value="755499000" calcext:value-type="float">
            <text:p>755499000</text:p>
          </table:table-cell>
          <table:table-cell office:value-type="float" office:value="755687000" calcext:value-type="float">
            <text:p>755687000</text:p>
          </table:table-cell>
          <table:table-cell office:value-type="float" office:value="756471000" calcext:value-type="float">
            <text:p>756471000</text:p>
          </table:table-cell>
          <table:table-cell table:number-columns-repeated="20" office:value-type="float" office:value="786201000" calcext:value-type="float">
            <text:p>786201000</text:p>
          </table:table-cell>
          <table:table-cell office:value-type="float" office:value="786914000" calcext:value-type="float">
            <text:p>786914000</text:p>
          </table:table-cell>
          <table:table-cell/>
          <table:table-cell table:formula="of:=MAX([.A5:.CC5])" office:value-type="float" office:value="786914000" calcext:value-type="float">
            <text:p>786914000</text:p>
          </table:table-cell>
          <table:table-cell table:number-columns-repeated="3"/>
        </table:table-row>
        <table:table-row table:style-name="ro1">
          <table:table-cell office:value-type="float" office:value="701631000" calcext:value-type="float">
            <text:p>701631000</text:p>
          </table:table-cell>
          <table:table-cell office:value-type="float" office:value="700584000" calcext:value-type="float">
            <text:p>700584000</text:p>
          </table:table-cell>
          <table:table-cell office:value-type="float" office:value="701759000" calcext:value-type="float">
            <text:p>701759000</text:p>
          </table:table-cell>
          <table:table-cell office:value-type="float" office:value="701810000" calcext:value-type="float">
            <text:p>701810000</text:p>
          </table:table-cell>
          <table:table-cell office:value-type="float" office:value="700586000" calcext:value-type="float">
            <text:p>700586000</text:p>
          </table:table-cell>
          <table:table-cell office:value-type="float" office:value="702771000" calcext:value-type="float">
            <text:p>702771000</text:p>
          </table:table-cell>
          <table:table-cell office:value-type="float" office:value="700441000" calcext:value-type="float">
            <text:p>700441000</text:p>
          </table:table-cell>
          <table:table-cell office:value-type="float" office:value="701525000" calcext:value-type="float">
            <text:p>701525000</text:p>
          </table:table-cell>
          <table:table-cell office:value-type="float" office:value="698419000" calcext:value-type="float">
            <text:p>698419000</text:p>
          </table:table-cell>
          <table:table-cell office:value-type="float" office:value="701074000" calcext:value-type="float">
            <text:p>701074000</text:p>
          </table:table-cell>
          <table:table-cell office:value-type="float" office:value="701122000" calcext:value-type="float">
            <text:p>701122000</text:p>
          </table:table-cell>
          <table:table-cell office:value-type="float" office:value="700396000" calcext:value-type="float">
            <text:p>700396000</text:p>
          </table:table-cell>
          <table:table-cell office:value-type="float" office:value="703485000" calcext:value-type="float">
            <text:p>703485000</text:p>
          </table:table-cell>
          <table:table-cell office:value-type="float" office:value="696065000" calcext:value-type="float">
            <text:p>696065000</text:p>
          </table:table-cell>
          <table:table-cell office:value-type="float" office:value="697896000" calcext:value-type="float">
            <text:p>697896000</text:p>
          </table:table-cell>
          <table:table-cell office:value-type="float" office:value="701263000" calcext:value-type="float">
            <text:p>701263000</text:p>
          </table:table-cell>
          <table:table-cell office:value-type="float" office:value="700542000" calcext:value-type="float">
            <text:p>700542000</text:p>
          </table:table-cell>
          <table:table-cell office:value-type="float" office:value="700367000" calcext:value-type="float">
            <text:p>700367000</text:p>
          </table:table-cell>
          <table:table-cell office:value-type="float" office:value="703199000" calcext:value-type="float">
            <text:p>703199000</text:p>
          </table:table-cell>
          <table:table-cell office:value-type="float" office:value="705660000" calcext:value-type="float">
            <text:p>705660000</text:p>
          </table:table-cell>
          <table:table-cell office:value-type="float" office:value="748315000" calcext:value-type="float">
            <text:p>748315000</text:p>
          </table:table-cell>
          <table:table-cell office:value-type="float" office:value="749491000" calcext:value-type="float">
            <text:p>749491000</text:p>
          </table:table-cell>
          <table:table-cell office:value-type="float" office:value="748009000" calcext:value-type="float">
            <text:p>748009000</text:p>
          </table:table-cell>
          <table:table-cell office:value-type="float" office:value="748468000" calcext:value-type="float">
            <text:p>748468000</text:p>
          </table:table-cell>
          <table:table-cell office:value-type="float" office:value="748173000" calcext:value-type="float">
            <text:p>748173000</text:p>
          </table:table-cell>
          <table:table-cell office:value-type="float" office:value="747939000" calcext:value-type="float">
            <text:p>747939000</text:p>
          </table:table-cell>
          <table:table-cell office:value-type="float" office:value="748510000" calcext:value-type="float">
            <text:p>748510000</text:p>
          </table:table-cell>
          <table:table-cell office:value-type="float" office:value="747930000" calcext:value-type="float">
            <text:p>747930000</text:p>
          </table:table-cell>
          <table:table-cell office:value-type="float" office:value="748935000" calcext:value-type="float">
            <text:p>748935000</text:p>
          </table:table-cell>
          <table:table-cell office:value-type="float" office:value="748172000" calcext:value-type="float">
            <text:p>748172000</text:p>
          </table:table-cell>
          <table:table-cell office:value-type="float" office:value="747953000" calcext:value-type="float">
            <text:p>747953000</text:p>
          </table:table-cell>
          <table:table-cell office:value-type="float" office:value="749294000" calcext:value-type="float">
            <text:p>749294000</text:p>
          </table:table-cell>
          <table:table-cell office:value-type="float" office:value="749109000" calcext:value-type="float">
            <text:p>749109000</text:p>
          </table:table-cell>
          <table:table-cell office:value-type="float" office:value="748689000" calcext:value-type="float">
            <text:p>748689000</text:p>
          </table:table-cell>
          <table:table-cell office:value-type="float" office:value="748920000" calcext:value-type="float">
            <text:p>748920000</text:p>
          </table:table-cell>
          <table:table-cell office:value-type="float" office:value="748265000" calcext:value-type="float">
            <text:p>748265000</text:p>
          </table:table-cell>
          <table:table-cell office:value-type="float" office:value="748488000" calcext:value-type="float">
            <text:p>748488000</text:p>
          </table:table-cell>
          <table:table-cell office:value-type="float" office:value="747949000" calcext:value-type="float">
            <text:p>747949000</text:p>
          </table:table-cell>
          <table:table-cell office:value-type="float" office:value="748349000" calcext:value-type="float">
            <text:p>748349000</text:p>
          </table:table-cell>
          <table:table-cell office:value-type="float" office:value="748326000" calcext:value-type="float">
            <text:p>748326000</text:p>
          </table:table-cell>
          <table:table-cell office:value-type="float" office:value="762025000" calcext:value-type="float">
            <text:p>762025000</text:p>
          </table:table-cell>
          <table:table-cell office:value-type="float" office:value="761500000" calcext:value-type="float">
            <text:p>761500000</text:p>
          </table:table-cell>
          <table:table-cell office:value-type="float" office:value="760772000" calcext:value-type="float">
            <text:p>760772000</text:p>
          </table:table-cell>
          <table:table-cell office:value-type="float" office:value="761666000" calcext:value-type="float">
            <text:p>761666000</text:p>
          </table:table-cell>
          <table:table-cell office:value-type="float" office:value="761840000" calcext:value-type="float">
            <text:p>761840000</text:p>
          </table:table-cell>
          <table:table-cell office:value-type="float" office:value="761689000" calcext:value-type="float">
            <text:p>761689000</text:p>
          </table:table-cell>
          <table:table-cell office:value-type="float" office:value="761713000" calcext:value-type="float">
            <text:p>761713000</text:p>
          </table:table-cell>
          <table:table-cell office:value-type="float" office:value="761825000" calcext:value-type="float">
            <text:p>761825000</text:p>
          </table:table-cell>
          <table:table-cell office:value-type="float" office:value="761413000" calcext:value-type="float">
            <text:p>761413000</text:p>
          </table:table-cell>
          <table:table-cell office:value-type="float" office:value="762103000" calcext:value-type="float">
            <text:p>762103000</text:p>
          </table:table-cell>
          <table:table-cell office:value-type="float" office:value="762088000" calcext:value-type="float">
            <text:p>762088000</text:p>
          </table:table-cell>
          <table:table-cell office:value-type="float" office:value="762264000" calcext:value-type="float">
            <text:p>762264000</text:p>
          </table:table-cell>
          <table:table-cell office:value-type="float" office:value="761077000" calcext:value-type="float">
            <text:p>761077000</text:p>
          </table:table-cell>
          <table:table-cell office:value-type="float" office:value="761359000" calcext:value-type="float">
            <text:p>761359000</text:p>
          </table:table-cell>
          <table:table-cell office:value-type="float" office:value="761518000" calcext:value-type="float">
            <text:p>761518000</text:p>
          </table:table-cell>
          <table:table-cell office:value-type="float" office:value="762209000" calcext:value-type="float">
            <text:p>762209000</text:p>
          </table:table-cell>
          <table:table-cell office:value-type="float" office:value="760979000" calcext:value-type="float">
            <text:p>760979000</text:p>
          </table:table-cell>
          <table:table-cell office:value-type="float" office:value="761570000" calcext:value-type="float">
            <text:p>761570000</text:p>
          </table:table-cell>
          <table:table-cell office:value-type="float" office:value="761139000" calcext:value-type="float">
            <text:p>761139000</text:p>
          </table:table-cell>
          <table:table-cell office:value-type="float" office:value="761576000" calcext:value-type="float">
            <text:p>761576000</text:p>
          </table:table-cell>
          <table:table-cell table:number-columns-repeated="20" office:value-type="float" office:value="792087000" calcext:value-type="float">
            <text:p>792087000</text:p>
          </table:table-cell>
          <table:table-cell office:value-type="float" office:value="792369000" calcext:value-type="float">
            <text:p>792369000</text:p>
          </table:table-cell>
          <table:table-cell/>
          <table:table-cell table:formula="of:=MAX([.A6:.CC6])" office:value-type="float" office:value="792369000" calcext:value-type="float">
            <text:p>792369000</text:p>
          </table:table-cell>
          <table:table-cell/>
          <table:table-cell table:formula="of:= MAX([.CE4:.CE13])" office:value-type="float" office:value="800445000" calcext:value-type="float">
            <text:p>8.004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704155000" calcext:value-type="float">
            <text:p>704155000</text:p>
          </table:table-cell>
          <table:table-cell office:value-type="float" office:value="707564000" calcext:value-type="float">
            <text:p>707564000</text:p>
          </table:table-cell>
          <table:table-cell office:value-type="float" office:value="705507000" calcext:value-type="float">
            <text:p>705507000</text:p>
          </table:table-cell>
          <table:table-cell office:value-type="float" office:value="700260000" calcext:value-type="float">
            <text:p>700260000</text:p>
          </table:table-cell>
          <table:table-cell office:value-type="float" office:value="706378000" calcext:value-type="float">
            <text:p>706378000</text:p>
          </table:table-cell>
          <table:table-cell office:value-type="float" office:value="707168000" calcext:value-type="float">
            <text:p>707168000</text:p>
          </table:table-cell>
          <table:table-cell office:value-type="float" office:value="704078000" calcext:value-type="float">
            <text:p>704078000</text:p>
          </table:table-cell>
          <table:table-cell office:value-type="float" office:value="702592000" calcext:value-type="float">
            <text:p>702592000</text:p>
          </table:table-cell>
          <table:table-cell office:value-type="float" office:value="705551000" calcext:value-type="float">
            <text:p>705551000</text:p>
          </table:table-cell>
          <table:table-cell office:value-type="float" office:value="706119000" calcext:value-type="float">
            <text:p>706119000</text:p>
          </table:table-cell>
          <table:table-cell office:value-type="float" office:value="708228000" calcext:value-type="float">
            <text:p>708228000</text:p>
          </table:table-cell>
          <table:table-cell office:value-type="float" office:value="706412000" calcext:value-type="float">
            <text:p>706412000</text:p>
          </table:table-cell>
          <table:table-cell office:value-type="float" office:value="706202000" calcext:value-type="float">
            <text:p>706202000</text:p>
          </table:table-cell>
          <table:table-cell office:value-type="float" office:value="704849000" calcext:value-type="float">
            <text:p>704849000</text:p>
          </table:table-cell>
          <table:table-cell office:value-type="float" office:value="702447000" calcext:value-type="float">
            <text:p>702447000</text:p>
          </table:table-cell>
          <table:table-cell office:value-type="float" office:value="701551000" calcext:value-type="float">
            <text:p>701551000</text:p>
          </table:table-cell>
          <table:table-cell office:value-type="float" office:value="702975000" calcext:value-type="float">
            <text:p>702975000</text:p>
          </table:table-cell>
          <table:table-cell office:value-type="float" office:value="703424000" calcext:value-type="float">
            <text:p>703424000</text:p>
          </table:table-cell>
          <table:table-cell office:value-type="float" office:value="707712000" calcext:value-type="float">
            <text:p>707712000</text:p>
          </table:table-cell>
          <table:table-cell office:value-type="float" office:value="705469000" calcext:value-type="float">
            <text:p>705469000</text:p>
          </table:table-cell>
          <table:table-cell table:number-columns-repeated="20" office:value-type="float" office:value="770267000" calcext:value-type="float">
            <text:p>770267000</text:p>
          </table:table-cell>
          <table:table-cell office:value-type="float" office:value="776511000" calcext:value-type="float">
            <text:p>776511000</text:p>
          </table:table-cell>
          <table:table-cell office:value-type="float" office:value="775753000" calcext:value-type="float">
            <text:p>775753000</text:p>
          </table:table-cell>
          <table:table-cell office:value-type="float" office:value="776498000" calcext:value-type="float">
            <text:p>776498000</text:p>
          </table:table-cell>
          <table:table-cell office:value-type="float" office:value="777190000" calcext:value-type="float">
            <text:p>777190000</text:p>
          </table:table-cell>
          <table:table-cell office:value-type="float" office:value="776049000" calcext:value-type="float">
            <text:p>776049000</text:p>
          </table:table-cell>
          <table:table-cell office:value-type="float" office:value="776227000" calcext:value-type="float">
            <text:p>776227000</text:p>
          </table:table-cell>
          <table:table-cell office:value-type="float" office:value="776252000" calcext:value-type="float">
            <text:p>776252000</text:p>
          </table:table-cell>
          <table:table-cell office:value-type="float" office:value="776442000" calcext:value-type="float">
            <text:p>776442000</text:p>
          </table:table-cell>
          <table:table-cell office:value-type="float" office:value="776541000" calcext:value-type="float">
            <text:p>776541000</text:p>
          </table:table-cell>
          <table:table-cell office:value-type="float" office:value="776609000" calcext:value-type="float">
            <text:p>776609000</text:p>
          </table:table-cell>
          <table:table-cell office:value-type="float" office:value="776321000" calcext:value-type="float">
            <text:p>776321000</text:p>
          </table:table-cell>
          <table:table-cell office:value-type="float" office:value="776059000" calcext:value-type="float">
            <text:p>776059000</text:p>
          </table:table-cell>
          <table:table-cell office:value-type="float" office:value="776113000" calcext:value-type="float">
            <text:p>776113000</text:p>
          </table:table-cell>
          <table:table-cell office:value-type="float" office:value="776314000" calcext:value-type="float">
            <text:p>776314000</text:p>
          </table:table-cell>
          <table:table-cell office:value-type="float" office:value="775199000" calcext:value-type="float">
            <text:p>775199000</text:p>
          </table:table-cell>
          <table:table-cell office:value-type="float" office:value="776426000" calcext:value-type="float">
            <text:p>776426000</text:p>
          </table:table-cell>
          <table:table-cell office:value-type="float" office:value="776254000" calcext:value-type="float">
            <text:p>776254000</text:p>
          </table:table-cell>
          <table:table-cell office:value-type="float" office:value="776686000" calcext:value-type="float">
            <text:p>776686000</text:p>
          </table:table-cell>
          <table:table-cell office:value-type="float" office:value="775732000" calcext:value-type="float">
            <text:p>775732000</text:p>
          </table:table-cell>
          <table:table-cell office:value-type="float" office:value="776137000" calcext:value-type="float">
            <text:p>776137000</text:p>
          </table:table-cell>
          <table:table-cell office:value-type="float" office:value="799690000" calcext:value-type="float">
            <text:p>799690000</text:p>
          </table:table-cell>
          <table:table-cell office:value-type="float" office:value="799713000" calcext:value-type="float">
            <text:p>799713000</text:p>
          </table:table-cell>
          <table:table-cell office:value-type="float" office:value="799699000" calcext:value-type="float">
            <text:p>799699000</text:p>
          </table:table-cell>
          <table:table-cell office:value-type="float" office:value="799708000" calcext:value-type="float">
            <text:p>799708000</text:p>
          </table:table-cell>
          <table:table-cell office:value-type="float" office:value="799710000" calcext:value-type="float">
            <text:p>799710000</text:p>
          </table:table-cell>
          <table:table-cell office:value-type="float" office:value="799712000" calcext:value-type="float">
            <text:p>799712000</text:p>
          </table:table-cell>
          <table:table-cell office:value-type="float" office:value="799704000" calcext:value-type="float">
            <text:p>799704000</text:p>
          </table:table-cell>
          <table:table-cell office:value-type="float" office:value="799710000" calcext:value-type="float">
            <text:p>799710000</text:p>
          </table:table-cell>
          <table:table-cell office:value-type="float" office:value="799680000" calcext:value-type="float">
            <text:p>799680000</text:p>
          </table:table-cell>
          <table:table-cell office:value-type="float" office:value="799694000" calcext:value-type="float">
            <text:p>799694000</text:p>
          </table:table-cell>
          <table:table-cell office:value-type="float" office:value="799665000" calcext:value-type="float">
            <text:p>799665000</text:p>
          </table:table-cell>
          <table:table-cell office:value-type="float" office:value="799711000" calcext:value-type="float">
            <text:p>799711000</text:p>
          </table:table-cell>
          <table:table-cell office:value-type="float" office:value="799689000" calcext:value-type="float">
            <text:p>799689000</text:p>
          </table:table-cell>
          <table:table-cell office:value-type="float" office:value="799688000" calcext:value-type="float">
            <text:p>799688000</text:p>
          </table:table-cell>
          <table:table-cell office:value-type="float" office:value="799730000" calcext:value-type="float">
            <text:p>799730000</text:p>
          </table:table-cell>
          <table:table-cell office:value-type="float" office:value="799696000" calcext:value-type="float">
            <text:p>799696000</text:p>
          </table:table-cell>
          <table:table-cell office:value-type="float" office:value="799730000" calcext:value-type="float">
            <text:p>799730000</text:p>
          </table:table-cell>
          <table:table-cell office:value-type="float" office:value="799688000" calcext:value-type="float">
            <text:p>799688000</text:p>
          </table:table-cell>
          <table:table-cell office:value-type="float" office:value="799726000" calcext:value-type="float">
            <text:p>799726000</text:p>
          </table:table-cell>
          <table:table-cell office:value-type="float" office:value="799715000" calcext:value-type="float">
            <text:p>799715000</text:p>
          </table:table-cell>
          <table:table-cell office:value-type="float" office:value="800445000" calcext:value-type="float">
            <text:p>800445000</text:p>
          </table:table-cell>
          <table:table-cell/>
          <table:table-cell table:formula="of:=MAX([.A7:.CC7])" office:value-type="float" office:value="800445000" calcext:value-type="float">
            <text:p>800445000</text:p>
          </table:table-cell>
          <table:table-cell table:number-columns-repeated="3"/>
        </table:table-row>
        <table:table-row table:style-name="ro1">
          <table:table-cell office:value-type="float" office:value="701877000" calcext:value-type="float">
            <text:p>701877000</text:p>
          </table:table-cell>
          <table:table-cell office:value-type="float" office:value="703429000" calcext:value-type="float">
            <text:p>703429000</text:p>
          </table:table-cell>
          <table:table-cell office:value-type="float" office:value="703279000" calcext:value-type="float">
            <text:p>703279000</text:p>
          </table:table-cell>
          <table:table-cell office:value-type="float" office:value="701100000" calcext:value-type="float">
            <text:p>701100000</text:p>
          </table:table-cell>
          <table:table-cell office:value-type="float" office:value="701434000" calcext:value-type="float">
            <text:p>701434000</text:p>
          </table:table-cell>
          <table:table-cell office:value-type="float" office:value="708127000" calcext:value-type="float">
            <text:p>708127000</text:p>
          </table:table-cell>
          <table:table-cell office:value-type="float" office:value="703601000" calcext:value-type="float">
            <text:p>703601000</text:p>
          </table:table-cell>
          <table:table-cell office:value-type="float" office:value="706910000" calcext:value-type="float">
            <text:p>706910000</text:p>
          </table:table-cell>
          <table:table-cell office:value-type="float" office:value="707675000" calcext:value-type="float">
            <text:p>707675000</text:p>
          </table:table-cell>
          <table:table-cell office:value-type="float" office:value="703133000" calcext:value-type="float">
            <text:p>703133000</text:p>
          </table:table-cell>
          <table:table-cell office:value-type="float" office:value="706764000" calcext:value-type="float">
            <text:p>706764000</text:p>
          </table:table-cell>
          <table:table-cell office:value-type="float" office:value="702427000" calcext:value-type="float">
            <text:p>702427000</text:p>
          </table:table-cell>
          <table:table-cell office:value-type="float" office:value="706475000" calcext:value-type="float">
            <text:p>706475000</text:p>
          </table:table-cell>
          <table:table-cell office:value-type="float" office:value="707184000" calcext:value-type="float">
            <text:p>707184000</text:p>
          </table:table-cell>
          <table:table-cell office:value-type="float" office:value="703887000" calcext:value-type="float">
            <text:p>703887000</text:p>
          </table:table-cell>
          <table:table-cell office:value-type="float" office:value="702243000" calcext:value-type="float">
            <text:p>702243000</text:p>
          </table:table-cell>
          <table:table-cell office:value-type="float" office:value="709637000" calcext:value-type="float">
            <text:p>709637000</text:p>
          </table:table-cell>
          <table:table-cell office:value-type="float" office:value="709701000" calcext:value-type="float">
            <text:p>709701000</text:p>
          </table:table-cell>
          <table:table-cell office:value-type="float" office:value="703339000" calcext:value-type="float">
            <text:p>703339000</text:p>
          </table:table-cell>
          <table:table-cell office:value-type="float" office:value="703156000" calcext:value-type="float">
            <text:p>703156000</text:p>
          </table:table-cell>
          <table:table-cell office:value-type="float" office:value="752001000" calcext:value-type="float">
            <text:p>752001000</text:p>
          </table:table-cell>
          <table:table-cell office:value-type="float" office:value="748264000" calcext:value-type="float">
            <text:p>748264000</text:p>
          </table:table-cell>
          <table:table-cell office:value-type="float" office:value="749212000" calcext:value-type="float">
            <text:p>749212000</text:p>
          </table:table-cell>
          <table:table-cell office:value-type="float" office:value="749918000" calcext:value-type="float">
            <text:p>749918000</text:p>
          </table:table-cell>
          <table:table-cell office:value-type="float" office:value="749464000" calcext:value-type="float">
            <text:p>749464000</text:p>
          </table:table-cell>
          <table:table-cell office:value-type="float" office:value="749590000" calcext:value-type="float">
            <text:p>749590000</text:p>
          </table:table-cell>
          <table:table-cell office:value-type="float" office:value="751729000" calcext:value-type="float">
            <text:p>751729000</text:p>
          </table:table-cell>
          <table:table-cell office:value-type="float" office:value="748698000" calcext:value-type="float">
            <text:p>748698000</text:p>
          </table:table-cell>
          <table:table-cell office:value-type="float" office:value="748986000" calcext:value-type="float">
            <text:p>748986000</text:p>
          </table:table-cell>
          <table:table-cell office:value-type="float" office:value="750340000" calcext:value-type="float">
            <text:p>750340000</text:p>
          </table:table-cell>
          <table:table-cell office:value-type="float" office:value="750528000" calcext:value-type="float">
            <text:p>750528000</text:p>
          </table:table-cell>
          <table:table-cell office:value-type="float" office:value="748538000" calcext:value-type="float">
            <text:p>748538000</text:p>
          </table:table-cell>
          <table:table-cell office:value-type="float" office:value="748973000" calcext:value-type="float">
            <text:p>748973000</text:p>
          </table:table-cell>
          <table:table-cell office:value-type="float" office:value="749694000" calcext:value-type="float">
            <text:p>749694000</text:p>
          </table:table-cell>
          <table:table-cell office:value-type="float" office:value="749195000" calcext:value-type="float">
            <text:p>749195000</text:p>
          </table:table-cell>
          <table:table-cell office:value-type="float" office:value="749201000" calcext:value-type="float">
            <text:p>749201000</text:p>
          </table:table-cell>
          <table:table-cell office:value-type="float" office:value="750907000" calcext:value-type="float">
            <text:p>750907000</text:p>
          </table:table-cell>
          <table:table-cell office:value-type="float" office:value="748416000" calcext:value-type="float">
            <text:p>748416000</text:p>
          </table:table-cell>
          <table:table-cell office:value-type="float" office:value="750311000" calcext:value-type="float">
            <text:p>750311000</text:p>
          </table:table-cell>
          <table:table-cell office:value-type="float" office:value="749867000" calcext:value-type="float">
            <text:p>749867000</text:p>
          </table:table-cell>
          <table:table-cell office:value-type="float" office:value="767190000" calcext:value-type="float">
            <text:p>767190000</text:p>
          </table:table-cell>
          <table:table-cell office:value-type="float" office:value="767145000" calcext:value-type="float">
            <text:p>767145000</text:p>
          </table:table-cell>
          <table:table-cell office:value-type="float" office:value="767471000" calcext:value-type="float">
            <text:p>767471000</text:p>
          </table:table-cell>
          <table:table-cell office:value-type="float" office:value="767627000" calcext:value-type="float">
            <text:p>767627000</text:p>
          </table:table-cell>
          <table:table-cell office:value-type="float" office:value="767265000" calcext:value-type="float">
            <text:p>767265000</text:p>
          </table:table-cell>
          <table:table-cell office:value-type="float" office:value="768003000" calcext:value-type="float">
            <text:p>768003000</text:p>
          </table:table-cell>
          <table:table-cell office:value-type="float" office:value="767158000" calcext:value-type="float">
            <text:p>767158000</text:p>
          </table:table-cell>
          <table:table-cell office:value-type="float" office:value="767902000" calcext:value-type="float">
            <text:p>767902000</text:p>
          </table:table-cell>
          <table:table-cell office:value-type="float" office:value="767588000" calcext:value-type="float">
            <text:p>767588000</text:p>
          </table:table-cell>
          <table:table-cell office:value-type="float" office:value="767190000" calcext:value-type="float">
            <text:p>767190000</text:p>
          </table:table-cell>
          <table:table-cell office:value-type="float" office:value="767770000" calcext:value-type="float">
            <text:p>767770000</text:p>
          </table:table-cell>
          <table:table-cell office:value-type="float" office:value="767479000" calcext:value-type="float">
            <text:p>767479000</text:p>
          </table:table-cell>
          <table:table-cell office:value-type="float" office:value="767746000" calcext:value-type="float">
            <text:p>767746000</text:p>
          </table:table-cell>
          <table:table-cell office:value-type="float" office:value="767401000" calcext:value-type="float">
            <text:p>767401000</text:p>
          </table:table-cell>
          <table:table-cell office:value-type="float" office:value="767349000" calcext:value-type="float">
            <text:p>767349000</text:p>
          </table:table-cell>
          <table:table-cell office:value-type="float" office:value="767489000" calcext:value-type="float">
            <text:p>767489000</text:p>
          </table:table-cell>
          <table:table-cell office:value-type="float" office:value="767317000" calcext:value-type="float">
            <text:p>767317000</text:p>
          </table:table-cell>
          <table:table-cell office:value-type="float" office:value="768081000" calcext:value-type="float">
            <text:p>768081000</text:p>
          </table:table-cell>
          <table:table-cell office:value-type="float" office:value="767250000" calcext:value-type="float">
            <text:p>767250000</text:p>
          </table:table-cell>
          <table:table-cell office:value-type="float" office:value="767525000" calcext:value-type="float">
            <text:p>767525000</text:p>
          </table:table-cell>
          <table:table-cell table:number-columns-repeated="20" office:value-type="float" office:value="790248000" calcext:value-type="float">
            <text:p>790248000</text:p>
          </table:table-cell>
          <table:table-cell office:value-type="float" office:value="790555000" calcext:value-type="float">
            <text:p>790555000</text:p>
          </table:table-cell>
          <table:table-cell/>
          <table:table-cell table:formula="of:=MAX([.A8:.CC8])" office:value-type="float" office:value="790555000" calcext:value-type="float">
            <text:p>790555000</text:p>
          </table:table-cell>
          <table:table-cell table:number-columns-repeated="3"/>
        </table:table-row>
        <table:table-row table:style-name="ro1">
          <table:table-cell office:value-type="float" office:value="704538000" calcext:value-type="float">
            <text:p>704538000</text:p>
          </table:table-cell>
          <table:table-cell office:value-type="float" office:value="706652000" calcext:value-type="float">
            <text:p>706652000</text:p>
          </table:table-cell>
          <table:table-cell office:value-type="float" office:value="703965000" calcext:value-type="float">
            <text:p>703965000</text:p>
          </table:table-cell>
          <table:table-cell office:value-type="float" office:value="703558000" calcext:value-type="float">
            <text:p>703558000</text:p>
          </table:table-cell>
          <table:table-cell office:value-type="float" office:value="706512000" calcext:value-type="float">
            <text:p>706512000</text:p>
          </table:table-cell>
          <table:table-cell office:value-type="float" office:value="703935000" calcext:value-type="float">
            <text:p>703935000</text:p>
          </table:table-cell>
          <table:table-cell office:value-type="float" office:value="707544000" calcext:value-type="float">
            <text:p>707544000</text:p>
          </table:table-cell>
          <table:table-cell office:value-type="float" office:value="706369000" calcext:value-type="float">
            <text:p>706369000</text:p>
          </table:table-cell>
          <table:table-cell office:value-type="float" office:value="705311000" calcext:value-type="float">
            <text:p>705311000</text:p>
          </table:table-cell>
          <table:table-cell office:value-type="float" office:value="703219000" calcext:value-type="float">
            <text:p>703219000</text:p>
          </table:table-cell>
          <table:table-cell office:value-type="float" office:value="702907000" calcext:value-type="float">
            <text:p>702907000</text:p>
          </table:table-cell>
          <table:table-cell office:value-type="float" office:value="706263000" calcext:value-type="float">
            <text:p>706263000</text:p>
          </table:table-cell>
          <table:table-cell office:value-type="float" office:value="706481000" calcext:value-type="float">
            <text:p>706481000</text:p>
          </table:table-cell>
          <table:table-cell office:value-type="float" office:value="706042000" calcext:value-type="float">
            <text:p>706042000</text:p>
          </table:table-cell>
          <table:table-cell office:value-type="float" office:value="706728000" calcext:value-type="float">
            <text:p>706728000</text:p>
          </table:table-cell>
          <table:table-cell office:value-type="float" office:value="704658000" calcext:value-type="float">
            <text:p>704658000</text:p>
          </table:table-cell>
          <table:table-cell office:value-type="float" office:value="710805000" calcext:value-type="float">
            <text:p>710805000</text:p>
          </table:table-cell>
          <table:table-cell office:value-type="float" office:value="703076000" calcext:value-type="float">
            <text:p>703076000</text:p>
          </table:table-cell>
          <table:table-cell office:value-type="float" office:value="705351000" calcext:value-type="float">
            <text:p>705351000</text:p>
          </table:table-cell>
          <table:table-cell office:value-type="float" office:value="705126000" calcext:value-type="float">
            <text:p>705126000</text:p>
          </table:table-cell>
          <table:table-cell office:value-type="float" office:value="752634000" calcext:value-type="float">
            <text:p>752634000</text:p>
          </table:table-cell>
          <table:table-cell office:value-type="float" office:value="752837000" calcext:value-type="float">
            <text:p>752837000</text:p>
          </table:table-cell>
          <table:table-cell office:value-type="float" office:value="752612000" calcext:value-type="float">
            <text:p>752612000</text:p>
          </table:table-cell>
          <table:table-cell office:value-type="float" office:value="752698000" calcext:value-type="float">
            <text:p>752698000</text:p>
          </table:table-cell>
          <table:table-cell office:value-type="float" office:value="753379000" calcext:value-type="float">
            <text:p>753379000</text:p>
          </table:table-cell>
          <table:table-cell office:value-type="float" office:value="752826000" calcext:value-type="float">
            <text:p>752826000</text:p>
          </table:table-cell>
          <table:table-cell office:value-type="float" office:value="754118000" calcext:value-type="float">
            <text:p>754118000</text:p>
          </table:table-cell>
          <table:table-cell office:value-type="float" office:value="752748000" calcext:value-type="float">
            <text:p>752748000</text:p>
          </table:table-cell>
          <table:table-cell office:value-type="float" office:value="752659000" calcext:value-type="float">
            <text:p>752659000</text:p>
          </table:table-cell>
          <table:table-cell office:value-type="float" office:value="752676000" calcext:value-type="float">
            <text:p>752676000</text:p>
          </table:table-cell>
          <table:table-cell office:value-type="float" office:value="752731000" calcext:value-type="float">
            <text:p>752731000</text:p>
          </table:table-cell>
          <table:table-cell office:value-type="float" office:value="752812000" calcext:value-type="float">
            <text:p>752812000</text:p>
          </table:table-cell>
          <table:table-cell office:value-type="float" office:value="752671000" calcext:value-type="float">
            <text:p>752671000</text:p>
          </table:table-cell>
          <table:table-cell office:value-type="float" office:value="753141000" calcext:value-type="float">
            <text:p>753141000</text:p>
          </table:table-cell>
          <table:table-cell office:value-type="float" office:value="752795000" calcext:value-type="float">
            <text:p>752795000</text:p>
          </table:table-cell>
          <table:table-cell office:value-type="float" office:value="753487000" calcext:value-type="float">
            <text:p>753487000</text:p>
          </table:table-cell>
          <table:table-cell office:value-type="float" office:value="752561000" calcext:value-type="float">
            <text:p>752561000</text:p>
          </table:table-cell>
          <table:table-cell office:value-type="float" office:value="752678000" calcext:value-type="float">
            <text:p>752678000</text:p>
          </table:table-cell>
          <table:table-cell office:value-type="float" office:value="753038000" calcext:value-type="float">
            <text:p>753038000</text:p>
          </table:table-cell>
          <table:table-cell office:value-type="float" office:value="753111000" calcext:value-type="float">
            <text:p>753111000</text:p>
          </table:table-cell>
          <table:table-cell office:value-type="float" office:value="767404000" calcext:value-type="float">
            <text:p>767404000</text:p>
          </table:table-cell>
          <table:table-cell office:value-type="float" office:value="766752000" calcext:value-type="float">
            <text:p>766752000</text:p>
          </table:table-cell>
          <table:table-cell office:value-type="float" office:value="766509000" calcext:value-type="float">
            <text:p>766509000</text:p>
          </table:table-cell>
          <table:table-cell office:value-type="float" office:value="767076000" calcext:value-type="float">
            <text:p>767076000</text:p>
          </table:table-cell>
          <table:table-cell office:value-type="float" office:value="767349000" calcext:value-type="float">
            <text:p>767349000</text:p>
          </table:table-cell>
          <table:table-cell office:value-type="float" office:value="766447000" calcext:value-type="float">
            <text:p>766447000</text:p>
          </table:table-cell>
          <table:table-cell office:value-type="float" office:value="767721000" calcext:value-type="float">
            <text:p>767721000</text:p>
          </table:table-cell>
          <table:table-cell office:value-type="float" office:value="765780000" calcext:value-type="float">
            <text:p>765780000</text:p>
          </table:table-cell>
          <table:table-cell office:value-type="float" office:value="766269000" calcext:value-type="float">
            <text:p>766269000</text:p>
          </table:table-cell>
          <table:table-cell office:value-type="float" office:value="766348000" calcext:value-type="float">
            <text:p>766348000</text:p>
          </table:table-cell>
          <table:table-cell office:value-type="float" office:value="766853000" calcext:value-type="float">
            <text:p>766853000</text:p>
          </table:table-cell>
          <table:table-cell office:value-type="float" office:value="766415000" calcext:value-type="float">
            <text:p>766415000</text:p>
          </table:table-cell>
          <table:table-cell office:value-type="float" office:value="766017000" calcext:value-type="float">
            <text:p>766017000</text:p>
          </table:table-cell>
          <table:table-cell office:value-type="float" office:value="766034000" calcext:value-type="float">
            <text:p>766034000</text:p>
          </table:table-cell>
          <table:table-cell office:value-type="float" office:value="767184000" calcext:value-type="float">
            <text:p>767184000</text:p>
          </table:table-cell>
          <table:table-cell office:value-type="float" office:value="766086000" calcext:value-type="float">
            <text:p>766086000</text:p>
          </table:table-cell>
          <table:table-cell office:value-type="float" office:value="766607000" calcext:value-type="float">
            <text:p>766607000</text:p>
          </table:table-cell>
          <table:table-cell office:value-type="float" office:value="766813000" calcext:value-type="float">
            <text:p>766813000</text:p>
          </table:table-cell>
          <table:table-cell office:value-type="float" office:value="766609000" calcext:value-type="float">
            <text:p>766609000</text:p>
          </table:table-cell>
          <table:table-cell office:value-type="float" office:value="766639000" calcext:value-type="float">
            <text:p>766639000</text:p>
          </table:table-cell>
          <table:table-cell table:number-columns-repeated="20" office:value-type="float" office:value="795873000" calcext:value-type="float">
            <text:p>795873000</text:p>
          </table:table-cell>
          <table:table-cell office:value-type="float" office:value="796245000" calcext:value-type="float">
            <text:p>796245000</text:p>
          </table:table-cell>
          <table:table-cell/>
          <table:table-cell table:formula="of:=MAX([.A9:.CC9])" office:value-type="float" office:value="796245000" calcext:value-type="float">
            <text:p>796245000</text:p>
          </table:table-cell>
          <table:table-cell/>
          <table:table-cell table:formula="of:=AVERAGE([.CE4:.CE13])" office:value-type="float" office:value="795517400" calcext:value-type="float">
            <text:p>7.955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713640000" calcext:value-type="float">
            <text:p>713640000</text:p>
          </table:table-cell>
          <table:table-cell office:value-type="float" office:value="710707000" calcext:value-type="float">
            <text:p>710707000</text:p>
          </table:table-cell>
          <table:table-cell office:value-type="float" office:value="713163000" calcext:value-type="float">
            <text:p>713163000</text:p>
          </table:table-cell>
          <table:table-cell office:value-type="float" office:value="714331000" calcext:value-type="float">
            <text:p>714331000</text:p>
          </table:table-cell>
          <table:table-cell office:value-type="float" office:value="713299000" calcext:value-type="float">
            <text:p>713299000</text:p>
          </table:table-cell>
          <table:table-cell office:value-type="float" office:value="713236000" calcext:value-type="float">
            <text:p>713236000</text:p>
          </table:table-cell>
          <table:table-cell office:value-type="float" office:value="709483000" calcext:value-type="float">
            <text:p>709483000</text:p>
          </table:table-cell>
          <table:table-cell office:value-type="float" office:value="712116000" calcext:value-type="float">
            <text:p>712116000</text:p>
          </table:table-cell>
          <table:table-cell office:value-type="float" office:value="711736000" calcext:value-type="float">
            <text:p>711736000</text:p>
          </table:table-cell>
          <table:table-cell office:value-type="float" office:value="711711000" calcext:value-type="float">
            <text:p>711711000</text:p>
          </table:table-cell>
          <table:table-cell office:value-type="float" office:value="713360000" calcext:value-type="float">
            <text:p>713360000</text:p>
          </table:table-cell>
          <table:table-cell office:value-type="float" office:value="715408000" calcext:value-type="float">
            <text:p>715408000</text:p>
          </table:table-cell>
          <table:table-cell office:value-type="float" office:value="713028000" calcext:value-type="float">
            <text:p>713028000</text:p>
          </table:table-cell>
          <table:table-cell office:value-type="float" office:value="710477000" calcext:value-type="float">
            <text:p>710477000</text:p>
          </table:table-cell>
          <table:table-cell office:value-type="float" office:value="714046000" calcext:value-type="float">
            <text:p>714046000</text:p>
          </table:table-cell>
          <table:table-cell office:value-type="float" office:value="714365000" calcext:value-type="float">
            <text:p>714365000</text:p>
          </table:table-cell>
          <table:table-cell office:value-type="float" office:value="712466000" calcext:value-type="float">
            <text:p>712466000</text:p>
          </table:table-cell>
          <table:table-cell office:value-type="float" office:value="710144000" calcext:value-type="float">
            <text:p>710144000</text:p>
          </table:table-cell>
          <table:table-cell office:value-type="float" office:value="711804000" calcext:value-type="float">
            <text:p>711804000</text:p>
          </table:table-cell>
          <table:table-cell office:value-type="float" office:value="714106000" calcext:value-type="float">
            <text:p>714106000</text:p>
          </table:table-cell>
          <table:table-cell office:value-type="float" office:value="752203000" calcext:value-type="float">
            <text:p>752203000</text:p>
          </table:table-cell>
          <table:table-cell office:value-type="float" office:value="752569000" calcext:value-type="float">
            <text:p>752569000</text:p>
          </table:table-cell>
          <table:table-cell office:value-type="float" office:value="752173000" calcext:value-type="float">
            <text:p>752173000</text:p>
          </table:table-cell>
          <table:table-cell office:value-type="float" office:value="752675000" calcext:value-type="float">
            <text:p>752675000</text:p>
          </table:table-cell>
          <table:table-cell office:value-type="float" office:value="752179000" calcext:value-type="float">
            <text:p>752179000</text:p>
          </table:table-cell>
          <table:table-cell office:value-type="float" office:value="752125000" calcext:value-type="float">
            <text:p>752125000</text:p>
          </table:table-cell>
          <table:table-cell office:value-type="float" office:value="752178000" calcext:value-type="float">
            <text:p>752178000</text:p>
          </table:table-cell>
          <table:table-cell office:value-type="float" office:value="752104000" calcext:value-type="float">
            <text:p>752104000</text:p>
          </table:table-cell>
          <table:table-cell office:value-type="float" office:value="752220000" calcext:value-type="float">
            <text:p>752220000</text:p>
          </table:table-cell>
          <table:table-cell office:value-type="float" office:value="752103000" calcext:value-type="float">
            <text:p>752103000</text:p>
          </table:table-cell>
          <table:table-cell office:value-type="float" office:value="752403000" calcext:value-type="float">
            <text:p>752403000</text:p>
          </table:table-cell>
          <table:table-cell office:value-type="float" office:value="752175000" calcext:value-type="float">
            <text:p>752175000</text:p>
          </table:table-cell>
          <table:table-cell office:value-type="float" office:value="752206000" calcext:value-type="float">
            <text:p>752206000</text:p>
          </table:table-cell>
          <table:table-cell office:value-type="float" office:value="752033000" calcext:value-type="float">
            <text:p>752033000</text:p>
          </table:table-cell>
          <table:table-cell office:value-type="float" office:value="753575000" calcext:value-type="float">
            <text:p>753575000</text:p>
          </table:table-cell>
          <table:table-cell office:value-type="float" office:value="753261000" calcext:value-type="float">
            <text:p>753261000</text:p>
          </table:table-cell>
          <table:table-cell office:value-type="float" office:value="752222000" calcext:value-type="float">
            <text:p>752222000</text:p>
          </table:table-cell>
          <table:table-cell office:value-type="float" office:value="752172000" calcext:value-type="float">
            <text:p>752172000</text:p>
          </table:table-cell>
          <table:table-cell office:value-type="float" office:value="752324000" calcext:value-type="float">
            <text:p>752324000</text:p>
          </table:table-cell>
          <table:table-cell office:value-type="float" office:value="752367000" calcext:value-type="float">
            <text:p>752367000</text:p>
          </table:table-cell>
          <table:table-cell office:value-type="float" office:value="766820000" calcext:value-type="float">
            <text:p>766820000</text:p>
          </table:table-cell>
          <table:table-cell office:value-type="float" office:value="767179000" calcext:value-type="float">
            <text:p>767179000</text:p>
          </table:table-cell>
          <table:table-cell office:value-type="float" office:value="767608000" calcext:value-type="float">
            <text:p>767608000</text:p>
          </table:table-cell>
          <table:table-cell office:value-type="float" office:value="767580000" calcext:value-type="float">
            <text:p>767580000</text:p>
          </table:table-cell>
          <table:table-cell office:value-type="float" office:value="768053000" calcext:value-type="float">
            <text:p>768053000</text:p>
          </table:table-cell>
          <table:table-cell office:value-type="float" office:value="766653000" calcext:value-type="float">
            <text:p>766653000</text:p>
          </table:table-cell>
          <table:table-cell office:value-type="float" office:value="767365000" calcext:value-type="float">
            <text:p>767365000</text:p>
          </table:table-cell>
          <table:table-cell office:value-type="float" office:value="766901000" calcext:value-type="float">
            <text:p>766901000</text:p>
          </table:table-cell>
          <table:table-cell office:value-type="float" office:value="766852000" calcext:value-type="float">
            <text:p>766852000</text:p>
          </table:table-cell>
          <table:table-cell office:value-type="float" office:value="767104000" calcext:value-type="float">
            <text:p>767104000</text:p>
          </table:table-cell>
          <table:table-cell office:value-type="float" office:value="767081000" calcext:value-type="float">
            <text:p>767081000</text:p>
          </table:table-cell>
          <table:table-cell office:value-type="float" office:value="767825000" calcext:value-type="float">
            <text:p>767825000</text:p>
          </table:table-cell>
          <table:table-cell office:value-type="float" office:value="768243000" calcext:value-type="float">
            <text:p>768243000</text:p>
          </table:table-cell>
          <table:table-cell office:value-type="float" office:value="767734000" calcext:value-type="float">
            <text:p>767734000</text:p>
          </table:table-cell>
          <table:table-cell office:value-type="float" office:value="766465000" calcext:value-type="float">
            <text:p>766465000</text:p>
          </table:table-cell>
          <table:table-cell office:value-type="float" office:value="767088000" calcext:value-type="float">
            <text:p>767088000</text:p>
          </table:table-cell>
          <table:table-cell office:value-type="float" office:value="766743000" calcext:value-type="float">
            <text:p>766743000</text:p>
          </table:table-cell>
          <table:table-cell office:value-type="float" office:value="767525000" calcext:value-type="float">
            <text:p>767525000</text:p>
          </table:table-cell>
          <table:table-cell office:value-type="float" office:value="767400000" calcext:value-type="float">
            <text:p>767400000</text:p>
          </table:table-cell>
          <table:table-cell office:value-type="float" office:value="766889000" calcext:value-type="float">
            <text:p>766889000</text:p>
          </table:table-cell>
          <table:table-cell table:number-columns-repeated="20" office:value-type="float" office:value="799067000" calcext:value-type="float">
            <text:p>799067000</text:p>
          </table:table-cell>
          <table:table-cell office:value-type="float" office:value="799672000" calcext:value-type="float">
            <text:p>799672000</text:p>
          </table:table-cell>
          <table:table-cell/>
          <table:table-cell table:formula="of:=MAX([.A10:.CC10])" office:value-type="float" office:value="799672000" calcext:value-type="float">
            <text:p>799672000</text:p>
          </table:table-cell>
          <table:table-cell/>
          <table:table-cell table:formula="of:=STDEV([.CE4:.CE13])" office:value-type="float" office:value="4419592.31905689" calcext:value-type="float">
            <text:p>4.420E+06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712471000" calcext:value-type="float">
            <text:p>712471000</text:p>
          </table:table-cell>
          <table:table-cell office:value-type="float" office:value="709864000" calcext:value-type="float">
            <text:p>709864000</text:p>
          </table:table-cell>
          <table:table-cell office:value-type="float" office:value="713407000" calcext:value-type="float">
            <text:p>713407000</text:p>
          </table:table-cell>
          <table:table-cell office:value-type="float" office:value="713402000" calcext:value-type="float">
            <text:p>713402000</text:p>
          </table:table-cell>
          <table:table-cell office:value-type="float" office:value="716658000" calcext:value-type="float">
            <text:p>716658000</text:p>
          </table:table-cell>
          <table:table-cell office:value-type="float" office:value="715794000" calcext:value-type="float">
            <text:p>715794000</text:p>
          </table:table-cell>
          <table:table-cell office:value-type="float" office:value="716665000" calcext:value-type="float">
            <text:p>716665000</text:p>
          </table:table-cell>
          <table:table-cell office:value-type="float" office:value="715404000" calcext:value-type="float">
            <text:p>715404000</text:p>
          </table:table-cell>
          <table:table-cell office:value-type="float" office:value="712765000" calcext:value-type="float">
            <text:p>712765000</text:p>
          </table:table-cell>
          <table:table-cell office:value-type="float" office:value="711171000" calcext:value-type="float">
            <text:p>711171000</text:p>
          </table:table-cell>
          <table:table-cell office:value-type="float" office:value="714350000" calcext:value-type="float">
            <text:p>714350000</text:p>
          </table:table-cell>
          <table:table-cell office:value-type="float" office:value="710092000" calcext:value-type="float">
            <text:p>710092000</text:p>
          </table:table-cell>
          <table:table-cell office:value-type="float" office:value="714954000" calcext:value-type="float">
            <text:p>714954000</text:p>
          </table:table-cell>
          <table:table-cell office:value-type="float" office:value="712863000" calcext:value-type="float">
            <text:p>712863000</text:p>
          </table:table-cell>
          <table:table-cell office:value-type="float" office:value="712775000" calcext:value-type="float">
            <text:p>712775000</text:p>
          </table:table-cell>
          <table:table-cell office:value-type="float" office:value="711662000" calcext:value-type="float">
            <text:p>711662000</text:p>
          </table:table-cell>
          <table:table-cell office:value-type="float" office:value="714688000" calcext:value-type="float">
            <text:p>714688000</text:p>
          </table:table-cell>
          <table:table-cell office:value-type="float" office:value="718010000" calcext:value-type="float">
            <text:p>718010000</text:p>
          </table:table-cell>
          <table:table-cell office:value-type="float" office:value="711026000" calcext:value-type="float">
            <text:p>711026000</text:p>
          </table:table-cell>
          <table:table-cell office:value-type="float" office:value="715489000" calcext:value-type="float">
            <text:p>715489000</text:p>
          </table:table-cell>
          <table:table-cell office:value-type="float" office:value="759295000" calcext:value-type="float">
            <text:p>759295000</text:p>
          </table:table-cell>
          <table:table-cell office:value-type="float" office:value="760031000" calcext:value-type="float">
            <text:p>760031000</text:p>
          </table:table-cell>
          <table:table-cell office:value-type="float" office:value="759518000" calcext:value-type="float">
            <text:p>759518000</text:p>
          </table:table-cell>
          <table:table-cell office:value-type="float" office:value="759520000" calcext:value-type="float">
            <text:p>759520000</text:p>
          </table:table-cell>
          <table:table-cell office:value-type="float" office:value="759279000" calcext:value-type="float">
            <text:p>759279000</text:p>
          </table:table-cell>
          <table:table-cell office:value-type="float" office:value="759435000" calcext:value-type="float">
            <text:p>759435000</text:p>
          </table:table-cell>
          <table:table-cell office:value-type="float" office:value="761353000" calcext:value-type="float">
            <text:p>761353000</text:p>
          </table:table-cell>
          <table:table-cell office:value-type="float" office:value="759594000" calcext:value-type="float">
            <text:p>759594000</text:p>
          </table:table-cell>
          <table:table-cell office:value-type="float" office:value="759290000" calcext:value-type="float">
            <text:p>759290000</text:p>
          </table:table-cell>
          <table:table-cell office:value-type="float" office:value="759676000" calcext:value-type="float">
            <text:p>759676000</text:p>
          </table:table-cell>
          <table:table-cell office:value-type="float" office:value="759346000" calcext:value-type="float">
            <text:p>759346000</text:p>
          </table:table-cell>
          <table:table-cell office:value-type="float" office:value="759275000" calcext:value-type="float">
            <text:p>759275000</text:p>
          </table:table-cell>
          <table:table-cell office:value-type="float" office:value="759264000" calcext:value-type="float">
            <text:p>759264000</text:p>
          </table:table-cell>
          <table:table-cell office:value-type="float" office:value="760188000" calcext:value-type="float">
            <text:p>760188000</text:p>
          </table:table-cell>
          <table:table-cell office:value-type="float" office:value="759388000" calcext:value-type="float">
            <text:p>759388000</text:p>
          </table:table-cell>
          <table:table-cell office:value-type="float" office:value="759459000" calcext:value-type="float">
            <text:p>759459000</text:p>
          </table:table-cell>
          <table:table-cell office:value-type="float" office:value="759268000" calcext:value-type="float">
            <text:p>759268000</text:p>
          </table:table-cell>
          <table:table-cell office:value-type="float" office:value="759581000" calcext:value-type="float">
            <text:p>759581000</text:p>
          </table:table-cell>
          <table:table-cell office:value-type="float" office:value="759334000" calcext:value-type="float">
            <text:p>759334000</text:p>
          </table:table-cell>
          <table:table-cell office:value-type="float" office:value="759583000" calcext:value-type="float">
            <text:p>759583000</text:p>
          </table:table-cell>
          <table:table-cell office:value-type="float" office:value="772620000" calcext:value-type="float">
            <text:p>772620000</text:p>
          </table:table-cell>
          <table:table-cell office:value-type="float" office:value="773326000" calcext:value-type="float">
            <text:p>773326000</text:p>
          </table:table-cell>
          <table:table-cell office:value-type="float" office:value="772791000" calcext:value-type="float">
            <text:p>772791000</text:p>
          </table:table-cell>
          <table:table-cell office:value-type="float" office:value="772814000" calcext:value-type="float">
            <text:p>772814000</text:p>
          </table:table-cell>
          <table:table-cell office:value-type="float" office:value="773498000" calcext:value-type="float">
            <text:p>773498000</text:p>
          </table:table-cell>
          <table:table-cell office:value-type="float" office:value="772331000" calcext:value-type="float">
            <text:p>772331000</text:p>
          </table:table-cell>
          <table:table-cell office:value-type="float" office:value="773335000" calcext:value-type="float">
            <text:p>773335000</text:p>
          </table:table-cell>
          <table:table-cell office:value-type="float" office:value="772694000" calcext:value-type="float">
            <text:p>772694000</text:p>
          </table:table-cell>
          <table:table-cell office:value-type="float" office:value="772121000" calcext:value-type="float">
            <text:p>772121000</text:p>
          </table:table-cell>
          <table:table-cell office:value-type="float" office:value="771895000" calcext:value-type="float">
            <text:p>771895000</text:p>
          </table:table-cell>
          <table:table-cell office:value-type="float" office:value="772610000" calcext:value-type="float">
            <text:p>772610000</text:p>
          </table:table-cell>
          <table:table-cell office:value-type="float" office:value="772010000" calcext:value-type="float">
            <text:p>772010000</text:p>
          </table:table-cell>
          <table:table-cell office:value-type="float" office:value="772913000" calcext:value-type="float">
            <text:p>772913000</text:p>
          </table:table-cell>
          <table:table-cell office:value-type="float" office:value="772485000" calcext:value-type="float">
            <text:p>772485000</text:p>
          </table:table-cell>
          <table:table-cell office:value-type="float" office:value="773033000" calcext:value-type="float">
            <text:p>773033000</text:p>
          </table:table-cell>
          <table:table-cell office:value-type="float" office:value="772990000" calcext:value-type="float">
            <text:p>772990000</text:p>
          </table:table-cell>
          <table:table-cell office:value-type="float" office:value="772479000" calcext:value-type="float">
            <text:p>772479000</text:p>
          </table:table-cell>
          <table:table-cell office:value-type="float" office:value="772505000" calcext:value-type="float">
            <text:p>772505000</text:p>
          </table:table-cell>
          <table:table-cell office:value-type="float" office:value="772671000" calcext:value-type="float">
            <text:p>772671000</text:p>
          </table:table-cell>
          <table:table-cell office:value-type="float" office:value="772751000" calcext:value-type="float">
            <text:p>772751000</text:p>
          </table:table-cell>
          <table:table-cell table:number-columns-repeated="20" office:value-type="float" office:value="799154000" calcext:value-type="float">
            <text:p>799154000</text:p>
          </table:table-cell>
          <table:table-cell office:value-type="float" office:value="799894000" calcext:value-type="float">
            <text:p>799894000</text:p>
          </table:table-cell>
          <table:table-cell/>
          <table:table-cell table:formula="of:=MAX([.A11:.CC11])" office:value-type="float" office:value="799894000" calcext:value-type="float">
            <text:p>799894000</text:p>
          </table:table-cell>
          <table:table-cell table:number-columns-repeated="3"/>
        </table:table-row>
        <table:table-row table:style-name="ro1">
          <table:table-cell office:value-type="float" office:value="702145000" calcext:value-type="float">
            <text:p>702145000</text:p>
          </table:table-cell>
          <table:table-cell office:value-type="float" office:value="702289000" calcext:value-type="float">
            <text:p>702289000</text:p>
          </table:table-cell>
          <table:table-cell office:value-type="float" office:value="702292000" calcext:value-type="float">
            <text:p>702292000</text:p>
          </table:table-cell>
          <table:table-cell office:value-type="float" office:value="701808000" calcext:value-type="float">
            <text:p>701808000</text:p>
          </table:table-cell>
          <table:table-cell office:value-type="float" office:value="700025000" calcext:value-type="float">
            <text:p>700025000</text:p>
          </table:table-cell>
          <table:table-cell office:value-type="float" office:value="701160000" calcext:value-type="float">
            <text:p>701160000</text:p>
          </table:table-cell>
          <table:table-cell office:value-type="float" office:value="703831000" calcext:value-type="float">
            <text:p>703831000</text:p>
          </table:table-cell>
          <table:table-cell office:value-type="float" office:value="703466000" calcext:value-type="float">
            <text:p>703466000</text:p>
          </table:table-cell>
          <table:table-cell office:value-type="float" office:value="703545000" calcext:value-type="float">
            <text:p>703545000</text:p>
          </table:table-cell>
          <table:table-cell office:value-type="float" office:value="700711000" calcext:value-type="float">
            <text:p>700711000</text:p>
          </table:table-cell>
          <table:table-cell office:value-type="float" office:value="703583000" calcext:value-type="float">
            <text:p>703583000</text:p>
          </table:table-cell>
          <table:table-cell office:value-type="float" office:value="703859000" calcext:value-type="float">
            <text:p>703859000</text:p>
          </table:table-cell>
          <table:table-cell office:value-type="float" office:value="704829000" calcext:value-type="float">
            <text:p>704829000</text:p>
          </table:table-cell>
          <table:table-cell office:value-type="float" office:value="702193000" calcext:value-type="float">
            <text:p>702193000</text:p>
          </table:table-cell>
          <table:table-cell office:value-type="float" office:value="700446000" calcext:value-type="float">
            <text:p>700446000</text:p>
          </table:table-cell>
          <table:table-cell office:value-type="float" office:value="707735000" calcext:value-type="float">
            <text:p>707735000</text:p>
          </table:table-cell>
          <table:table-cell office:value-type="float" office:value="701648000" calcext:value-type="float">
            <text:p>701648000</text:p>
          </table:table-cell>
          <table:table-cell office:value-type="float" office:value="703921000" calcext:value-type="float">
            <text:p>703921000</text:p>
          </table:table-cell>
          <table:table-cell office:value-type="float" office:value="705048000" calcext:value-type="float">
            <text:p>705048000</text:p>
          </table:table-cell>
          <table:table-cell office:value-type="float" office:value="700887000" calcext:value-type="float">
            <text:p>700887000</text:p>
          </table:table-cell>
          <table:table-cell office:value-type="float" office:value="751819000" calcext:value-type="float">
            <text:p>751819000</text:p>
          </table:table-cell>
          <table:table-cell office:value-type="float" office:value="752129000" calcext:value-type="float">
            <text:p>752129000</text:p>
          </table:table-cell>
          <table:table-cell office:value-type="float" office:value="751965000" calcext:value-type="float">
            <text:p>751965000</text:p>
          </table:table-cell>
          <table:table-cell office:value-type="float" office:value="751933000" calcext:value-type="float">
            <text:p>751933000</text:p>
          </table:table-cell>
          <table:table-cell office:value-type="float" office:value="751824000" calcext:value-type="float">
            <text:p>751824000</text:p>
          </table:table-cell>
          <table:table-cell office:value-type="float" office:value="751941000" calcext:value-type="float">
            <text:p>751941000</text:p>
          </table:table-cell>
          <table:table-cell office:value-type="float" office:value="752059000" calcext:value-type="float">
            <text:p>752059000</text:p>
          </table:table-cell>
          <table:table-cell office:value-type="float" office:value="751820000" calcext:value-type="float">
            <text:p>751820000</text:p>
          </table:table-cell>
          <table:table-cell office:value-type="float" office:value="751821000" calcext:value-type="float">
            <text:p>751821000</text:p>
          </table:table-cell>
          <table:table-cell office:value-type="float" office:value="752237000" calcext:value-type="float">
            <text:p>752237000</text:p>
          </table:table-cell>
          <table:table-cell office:value-type="float" office:value="752192000" calcext:value-type="float">
            <text:p>752192000</text:p>
          </table:table-cell>
          <table:table-cell office:value-type="float" office:value="752543000" calcext:value-type="float">
            <text:p>752543000</text:p>
          </table:table-cell>
          <table:table-cell office:value-type="float" office:value="752080000" calcext:value-type="float">
            <text:p>752080000</text:p>
          </table:table-cell>
          <table:table-cell office:value-type="float" office:value="752634000" calcext:value-type="float">
            <text:p>752634000</text:p>
          </table:table-cell>
          <table:table-cell office:value-type="float" office:value="753025000" calcext:value-type="float">
            <text:p>753025000</text:p>
          </table:table-cell>
          <table:table-cell office:value-type="float" office:value="751971000" calcext:value-type="float">
            <text:p>751971000</text:p>
          </table:table-cell>
          <table:table-cell office:value-type="float" office:value="751839000" calcext:value-type="float">
            <text:p>751839000</text:p>
          </table:table-cell>
          <table:table-cell office:value-type="float" office:value="752037000" calcext:value-type="float">
            <text:p>752037000</text:p>
          </table:table-cell>
          <table:table-cell office:value-type="float" office:value="752049000" calcext:value-type="float">
            <text:p>752049000</text:p>
          </table:table-cell>
          <table:table-cell office:value-type="float" office:value="752125000" calcext:value-type="float">
            <text:p>752125000</text:p>
          </table:table-cell>
          <table:table-cell office:value-type="float" office:value="763768000" calcext:value-type="float">
            <text:p>763768000</text:p>
          </table:table-cell>
          <table:table-cell office:value-type="float" office:value="762969000" calcext:value-type="float">
            <text:p>762969000</text:p>
          </table:table-cell>
          <table:table-cell office:value-type="float" office:value="763961000" calcext:value-type="float">
            <text:p>763961000</text:p>
          </table:table-cell>
          <table:table-cell office:value-type="float" office:value="763389000" calcext:value-type="float">
            <text:p>763389000</text:p>
          </table:table-cell>
          <table:table-cell office:value-type="float" office:value="763962000" calcext:value-type="float">
            <text:p>763962000</text:p>
          </table:table-cell>
          <table:table-cell office:value-type="float" office:value="763634000" calcext:value-type="float">
            <text:p>763634000</text:p>
          </table:table-cell>
          <table:table-cell office:value-type="float" office:value="764251000" calcext:value-type="float">
            <text:p>764251000</text:p>
          </table:table-cell>
          <table:table-cell office:value-type="float" office:value="762777000" calcext:value-type="float">
            <text:p>762777000</text:p>
          </table:table-cell>
          <table:table-cell office:value-type="float" office:value="764459000" calcext:value-type="float">
            <text:p>764459000</text:p>
          </table:table-cell>
          <table:table-cell office:value-type="float" office:value="763971000" calcext:value-type="float">
            <text:p>763971000</text:p>
          </table:table-cell>
          <table:table-cell office:value-type="float" office:value="763913000" calcext:value-type="float">
            <text:p>763913000</text:p>
          </table:table-cell>
          <table:table-cell office:value-type="float" office:value="763585000" calcext:value-type="float">
            <text:p>763585000</text:p>
          </table:table-cell>
          <table:table-cell office:value-type="float" office:value="764072000" calcext:value-type="float">
            <text:p>764072000</text:p>
          </table:table-cell>
          <table:table-cell office:value-type="float" office:value="762893000" calcext:value-type="float">
            <text:p>762893000</text:p>
          </table:table-cell>
          <table:table-cell office:value-type="float" office:value="764053000" calcext:value-type="float">
            <text:p>764053000</text:p>
          </table:table-cell>
          <table:table-cell office:value-type="float" office:value="764310000" calcext:value-type="float">
            <text:p>764310000</text:p>
          </table:table-cell>
          <table:table-cell office:value-type="float" office:value="763827000" calcext:value-type="float">
            <text:p>763827000</text:p>
          </table:table-cell>
          <table:table-cell office:value-type="float" office:value="763351000" calcext:value-type="float">
            <text:p>763351000</text:p>
          </table:table-cell>
          <table:table-cell office:value-type="float" office:value="763073000" calcext:value-type="float">
            <text:p>763073000</text:p>
          </table:table-cell>
          <table:table-cell office:value-type="float" office:value="764264000" calcext:value-type="float">
            <text:p>764264000</text:p>
          </table:table-cell>
          <table:table-cell table:number-columns-repeated="20" office:value-type="float" office:value="794998000" calcext:value-type="float">
            <text:p>794998000</text:p>
          </table:table-cell>
          <table:table-cell office:value-type="float" office:value="795406000" calcext:value-type="float">
            <text:p>795406000</text:p>
          </table:table-cell>
          <table:table-cell/>
          <table:table-cell table:formula="of:=MAX([.A12:.CC12])" office:value-type="float" office:value="795406000" calcext:value-type="float">
            <text:p>795406000</text:p>
          </table:table-cell>
          <table:table-cell table:number-columns-repeated="3"/>
        </table:table-row>
        <table:table-row table:style-name="ro1">
          <table:table-cell office:value-type="float" office:value="710206000" calcext:value-type="float">
            <text:p>710206000</text:p>
          </table:table-cell>
          <table:table-cell office:value-type="float" office:value="707019000" calcext:value-type="float">
            <text:p>707019000</text:p>
          </table:table-cell>
          <table:table-cell office:value-type="float" office:value="705860000" calcext:value-type="float">
            <text:p>705860000</text:p>
          </table:table-cell>
          <table:table-cell office:value-type="float" office:value="703331000" calcext:value-type="float">
            <text:p>703331000</text:p>
          </table:table-cell>
          <table:table-cell office:value-type="float" office:value="704062000" calcext:value-type="float">
            <text:p>704062000</text:p>
          </table:table-cell>
          <table:table-cell office:value-type="float" office:value="704394000" calcext:value-type="float">
            <text:p>704394000</text:p>
          </table:table-cell>
          <table:table-cell office:value-type="float" office:value="703600000" calcext:value-type="float">
            <text:p>703600000</text:p>
          </table:table-cell>
          <table:table-cell office:value-type="float" office:value="703672000" calcext:value-type="float">
            <text:p>703672000</text:p>
          </table:table-cell>
          <table:table-cell office:value-type="float" office:value="702340000" calcext:value-type="float">
            <text:p>702340000</text:p>
          </table:table-cell>
          <table:table-cell office:value-type="float" office:value="708657000" calcext:value-type="float">
            <text:p>708657000</text:p>
          </table:table-cell>
          <table:table-cell office:value-type="float" office:value="704714000" calcext:value-type="float">
            <text:p>704714000</text:p>
          </table:table-cell>
          <table:table-cell office:value-type="float" office:value="703263000" calcext:value-type="float">
            <text:p>703263000</text:p>
          </table:table-cell>
          <table:table-cell office:value-type="float" office:value="703407000" calcext:value-type="float">
            <text:p>703407000</text:p>
          </table:table-cell>
          <table:table-cell office:value-type="float" office:value="704209000" calcext:value-type="float">
            <text:p>704209000</text:p>
          </table:table-cell>
          <table:table-cell office:value-type="float" office:value="706012000" calcext:value-type="float">
            <text:p>706012000</text:p>
          </table:table-cell>
          <table:table-cell office:value-type="float" office:value="704742000" calcext:value-type="float">
            <text:p>704742000</text:p>
          </table:table-cell>
          <table:table-cell office:value-type="float" office:value="705406000" calcext:value-type="float">
            <text:p>705406000</text:p>
          </table:table-cell>
          <table:table-cell office:value-type="float" office:value="703749000" calcext:value-type="float">
            <text:p>703749000</text:p>
          </table:table-cell>
          <table:table-cell office:value-type="float" office:value="705549000" calcext:value-type="float">
            <text:p>705549000</text:p>
          </table:table-cell>
          <table:table-cell office:value-type="float" office:value="707025000" calcext:value-type="float">
            <text:p>707025000</text:p>
          </table:table-cell>
          <table:table-cell office:value-type="float" office:value="770995000" calcext:value-type="float">
            <text:p>770995000</text:p>
          </table:table-cell>
          <table:table-cell office:value-type="float" office:value="770861000" calcext:value-type="float">
            <text:p>770861000</text:p>
          </table:table-cell>
          <table:table-cell office:value-type="float" office:value="770935000" calcext:value-type="float">
            <text:p>770935000</text:p>
          </table:table-cell>
          <table:table-cell office:value-type="float" office:value="770800000" calcext:value-type="float">
            <text:p>770800000</text:p>
          </table:table-cell>
          <table:table-cell office:value-type="float" office:value="770963000" calcext:value-type="float">
            <text:p>770963000</text:p>
          </table:table-cell>
          <table:table-cell office:value-type="float" office:value="770810000" calcext:value-type="float">
            <text:p>770810000</text:p>
          </table:table-cell>
          <table:table-cell office:value-type="float" office:value="770854000" calcext:value-type="float">
            <text:p>770854000</text:p>
          </table:table-cell>
          <table:table-cell office:value-type="float" office:value="770818000" calcext:value-type="float">
            <text:p>770818000</text:p>
          </table:table-cell>
          <table:table-cell office:value-type="float" office:value="770854000" calcext:value-type="float">
            <text:p>770854000</text:p>
          </table:table-cell>
          <table:table-cell office:value-type="float" office:value="770865000" calcext:value-type="float">
            <text:p>770865000</text:p>
          </table:table-cell>
          <table:table-cell office:value-type="float" office:value="770844000" calcext:value-type="float">
            <text:p>770844000</text:p>
          </table:table-cell>
          <table:table-cell office:value-type="float" office:value="770793000" calcext:value-type="float">
            <text:p>770793000</text:p>
          </table:table-cell>
          <table:table-cell office:value-type="float" office:value="770862000" calcext:value-type="float">
            <text:p>770862000</text:p>
          </table:table-cell>
          <table:table-cell office:value-type="float" office:value="770833000" calcext:value-type="float">
            <text:p>770833000</text:p>
          </table:table-cell>
          <table:table-cell office:value-type="float" office:value="770869000" calcext:value-type="float">
            <text:p>770869000</text:p>
          </table:table-cell>
          <table:table-cell office:value-type="float" office:value="770785000" calcext:value-type="float">
            <text:p>770785000</text:p>
          </table:table-cell>
          <table:table-cell office:value-type="float" office:value="770809000" calcext:value-type="float">
            <text:p>770809000</text:p>
          </table:table-cell>
          <table:table-cell office:value-type="float" office:value="770828000" calcext:value-type="float">
            <text:p>770828000</text:p>
          </table:table-cell>
          <table:table-cell office:value-type="float" office:value="770829000" calcext:value-type="float">
            <text:p>770829000</text:p>
          </table:table-cell>
          <table:table-cell office:value-type="float" office:value="770842000" calcext:value-type="float">
            <text:p>770842000</text:p>
          </table:table-cell>
          <table:table-cell office:value-type="float" office:value="776730000" calcext:value-type="float">
            <text:p>776730000</text:p>
          </table:table-cell>
          <table:table-cell office:value-type="float" office:value="776810000" calcext:value-type="float">
            <text:p>776810000</text:p>
          </table:table-cell>
          <table:table-cell office:value-type="float" office:value="775790000" calcext:value-type="float">
            <text:p>775790000</text:p>
          </table:table-cell>
          <table:table-cell office:value-type="float" office:value="776709000" calcext:value-type="float">
            <text:p>776709000</text:p>
          </table:table-cell>
          <table:table-cell office:value-type="float" office:value="776364000" calcext:value-type="float">
            <text:p>776364000</text:p>
          </table:table-cell>
          <table:table-cell office:value-type="float" office:value="776814000" calcext:value-type="float">
            <text:p>776814000</text:p>
          </table:table-cell>
          <table:table-cell office:value-type="float" office:value="776980000" calcext:value-type="float">
            <text:p>776980000</text:p>
          </table:table-cell>
          <table:table-cell office:value-type="float" office:value="776171000" calcext:value-type="float">
            <text:p>776171000</text:p>
          </table:table-cell>
          <table:table-cell office:value-type="float" office:value="776704000" calcext:value-type="float">
            <text:p>776704000</text:p>
          </table:table-cell>
          <table:table-cell office:value-type="float" office:value="776263000" calcext:value-type="float">
            <text:p>776263000</text:p>
          </table:table-cell>
          <table:table-cell office:value-type="float" office:value="776450000" calcext:value-type="float">
            <text:p>776450000</text:p>
          </table:table-cell>
          <table:table-cell office:value-type="float" office:value="776645000" calcext:value-type="float">
            <text:p>776645000</text:p>
          </table:table-cell>
          <table:table-cell office:value-type="float" office:value="776606000" calcext:value-type="float">
            <text:p>776606000</text:p>
          </table:table-cell>
          <table:table-cell office:value-type="float" office:value="776469000" calcext:value-type="float">
            <text:p>776469000</text:p>
          </table:table-cell>
          <table:table-cell office:value-type="float" office:value="776618000" calcext:value-type="float">
            <text:p>776618000</text:p>
          </table:table-cell>
          <table:table-cell office:value-type="float" office:value="776148000" calcext:value-type="float">
            <text:p>776148000</text:p>
          </table:table-cell>
          <table:table-cell office:value-type="float" office:value="777084000" calcext:value-type="float">
            <text:p>777084000</text:p>
          </table:table-cell>
          <table:table-cell office:value-type="float" office:value="776865000" calcext:value-type="float">
            <text:p>776865000</text:p>
          </table:table-cell>
          <table:table-cell office:value-type="float" office:value="776098000" calcext:value-type="float">
            <text:p>776098000</text:p>
          </table:table-cell>
          <table:table-cell office:value-type="float" office:value="776243000" calcext:value-type="float">
            <text:p>776243000</text:p>
          </table:table-cell>
          <table:table-cell table:number-columns-repeated="20" office:value-type="float" office:value="797702000" calcext:value-type="float">
            <text:p>797702000</text:p>
          </table:table-cell>
          <table:table-cell office:value-type="float" office:value="797959000" calcext:value-type="float">
            <text:p>797959000</text:p>
          </table:table-cell>
          <table:table-cell/>
          <table:table-cell table:formula="of:=MAX([.A13:.CC13])" office:value-type="float" office:value="797959000" calcext:value-type="float">
            <text:p>797959000</text:p>
          </table:table-cell>
          <table:table-cell table:number-columns-repeated="3"/>
        </table:table-row>
        <table:table-row table:style-name="ro1" table:number-rows-repeated="1048562">
          <table:table-cell table:number-columns-repeated="86"/>
        </table:table-row>
        <table:table-row table:style-name="ro1">
          <table:table-cell table:number-columns-repeated="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23:42:59.304146009</dc:date>
    <meta:editing-duration>PT2M57S</meta:editing-duration>
    <meta:editing-cycles>1</meta:editing-cycles>
    <meta:document-statistic meta:table-count="1" meta:cell-count="841" meta:object-count="0"/>
    <meta:generator>LibreOffice/5.1.6.2$Linux_X86_64 LibreOffice_project/10m0$Build-2</meta:generator>
  </office:meta>
</office:document-meta>
</file>